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dResourceURLProtocolHandler.parseURL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rsedResourceURLProtocolHandler.parseURL( ParsedURL base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dResourceURLProtocolHandler.ParsedResourceURLProtoco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